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.496cm" svg:height="1.39cm" svg:x="4.242cm" svg:y="3.4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3" draw:id="id3" draw:layer="layout" svg:width="1.496cm" svg:height="1.39cm" svg:x="4.943cm" svg:y="6.0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4" draw:id="id4" draw:layer="layout" svg:width="1.496cm" svg:height="1.39cm" svg:x="7.644cm" svg:y="4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6" draw:id="id6" draw:layer="layout" svg:width="1.496cm" svg:height="1.39cm" svg:x="12.045cm" svg:y="2.6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5" draw:id="id5" draw:layer="layout" svg:width="1.496cm" svg:height="1.39cm" svg:x="12.046cm" svg:y="5.9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96cm" svg:height="1.39cm" svg:x="15.747cm" svg:y="4.2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2" draw:id="id2" draw:layer="layout" svg:width="1.496cm" svg:height="1.39cm" svg:x="8.248cm" svg:y="1.4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9" draw:id="id9" draw:layer="layout" svg:width="1.496cm" svg:height="1.39cm" svg:x="8.447cm" svg:y="7.57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1" draw:id="id11" draw:layer="layout" svg:width="1.496cm" svg:height="1.39cm" svg:x="12.848cm" svg:y="9.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496cm" svg:height="1.39cm" svg:x="16.449cm" svg:y="7.3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8" draw:id="id8" draw:layer="layout" svg:width="1.496cm" svg:height="1.39cm" svg:x="4.944cm" svg:y="9.4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7" draw:id="id7" draw:layer="layout" svg:width="1.496cm" svg:height="1.39cm" svg:x="2.345cm" svg:y="7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xml:id="id10" draw:id="id10" draw:layer="layout" svg:width="1.496cm" svg:height="1.39cm" svg:x="8.848cm" svg:y="11.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1" draw:layer="layout" draw:type="line" svg:x1="5.519cm" svg:y1="3.677cm" svg:x2="8.248cm" svg:y2="2.175cm" draw:start-shape="id1" draw:start-glue-point="11" draw:end-shape="id2" draw:end-glue-point="6" svg:d="M5519 3677l2729-1502" svg:viewBox="0 0 2730 1503">
          <text:p/>
        </draw:connector>
        <draw:connector draw:style-name="gr2" draw:text-style-name="P1" draw:layer="layout" draw:type="line" svg:x1="4.99cm" svg:y1="4.864cm" svg:x2="5.691cm" svg:y2="6.075cm" draw:start-shape="id1" draw:start-glue-point="8" draw:end-shape="id3" draw:end-glue-point="4" svg:d="M4990 4864l701 1211" svg:viewBox="0 0 702 1212">
          <text:p/>
        </draw:connector>
        <draw:connector draw:style-name="gr2" draw:text-style-name="P1" draw:layer="layout" draw:type="line" svg:x1="9.14cm" svg:y1="4.871cm" svg:x2="12.265cm" svg:y2="6.181cm" draw:start-shape="id4" draw:start-glue-point="10" draw:end-shape="id5" draw:end-glue-point="5" svg:d="M9140 4871l3125 1310" svg:viewBox="0 0 3126 1311">
          <text:p/>
        </draw:connector>
        <draw:connector draw:style-name="gr2" draw:text-style-name="P1" draw:layer="layout" draw:type="line" svg:x1="8.996cm" svg:y1="2.87cm" svg:x2="8.392cm" svg:y2="4.176cm" draw:start-shape="id2" draw:start-glue-point="8" draw:end-shape="id4" draw:end-glue-point="4" svg:d="M8996 2870l-604 1306" svg:viewBox="0 0 605 1307">
          <text:p/>
        </draw:connector>
        <draw:connector draw:style-name="gr2" draw:text-style-name="P1" draw:layer="layout" draw:type="line" svg:x1="8.921cm" svg:y1="4.379cm" svg:x2="12.045cm" svg:y2="3.372cm" draw:start-shape="id4" draw:start-glue-point="11" draw:end-shape="id6" draw:end-glue-point="6" svg:d="M8921 4379l3124-1007" svg:viewBox="0 0 3125 1008">
          <text:p/>
        </draw:connector>
        <draw:connector draw:style-name="gr2" draw:text-style-name="P1" draw:layer="layout" draw:type="line" svg:x1="3.622cm" svg:y1="8.664cm" svg:x2="5.163cm" svg:y2="9.679cm" draw:start-shape="id7" draw:start-glue-point="9" draw:end-shape="id8" draw:end-glue-point="5" svg:d="M3622 8664l1541 1015" svg:viewBox="0 0 1542 1016">
          <text:p/>
        </draw:connector>
        <draw:connector draw:style-name="gr2" draw:text-style-name="P1" draw:layer="layout" draw:type="line" svg:x1="9.195cm" svg:y1="8.969cm" svg:x2="9.596cm" svg:y2="11.88cm" draw:start-shape="id9" draw:start-glue-point="8" draw:end-shape="id10" draw:end-glue-point="4" svg:d="M9195 8969l401 2911" svg:viewBox="0 0 402 2912">
          <text:p/>
        </draw:connector>
        <draw:connector draw:style-name="gr2" draw:text-style-name="P1" draw:layer="layout" draw:type="line" svg:x1="9.943cm" svg:y1="8.274cm" svg:x2="13.067cm" svg:y2="9.783cm" draw:start-shape="id9" draw:start-glue-point="10" draw:end-shape="id11" draw:end-glue-point="5" svg:d="M9943 8274l3124 1509" svg:viewBox="0 0 3125 1510">
          <text:p/>
        </draw:connector>
        <draw:connector draw:style-name="gr2" draw:text-style-name="P1" draw:layer="layout" draw:type="line" svg:x1="10.344cm" svg:y1="12.575cm" svg:x2="13.067cm" svg:y2="10.767cm" draw:start-shape="id10" draw:start-glue-point="10" draw:end-shape="id11" draw:end-glue-point="7" svg:d="M10344 12575l2723-1808" svg:viewBox="0 0 2724 180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15.2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5-28T12:53:10.877175475</meta:creation-date>
    <dc:date>2016-05-28T12:56:41.858598162</dc:date>
    <dc:creator>elucterio </dc:creator>
    <meta:editing-duration>P0D</meta:editing-duration>
    <meta:editing-cycles>1</meta:editing-cycles>
    <meta:document-statistic meta:object-count="22"/>
    <meta:generator>LibreOffice/4.2.8.2$Linux_X86_64 LibreOffice_project/420m0$Build-2</meta:generator>
  </office:meta>
</office:document-meta>
</file>